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hatch" draw:fill-color="#c0c0c0" draw:fill-hatch-name="Black_20_45_20_Degrees" draw:fill-hatch-solid="false" draw:textarea-horizontal-align="center" draw:textarea-vertical-align="middle" draw:auto-grow-height="false" fo:padding-top="0.03cm" fo:padding-bottom="0.03cm" fo:padding-left="0.15cm" fo:padding-right="0.15cm" fo:wrap-option="wrap"/>
    </style:style>
    <style:style style:name="gr3" style:family="graphic" style:parent-style-name="standard">
      <style:graphic-properties draw:stroke="none" svg:stroke-color="#000000" draw:fill="none" draw:fill-color="#ffffff" fo:min-height="0.6cm" fo:padding-left="0.05cm" fo:padding-right="0.05cm"/>
    </style:style>
    <style:style style:name="gr4" style:family="graphic" style:parent-style-name="standard">
      <style:graphic-properties draw:fill="hatch" draw:fill-color="#c0c0c0" draw:fill-hatch-name="Black_20_45_20_Degrees" draw:fill-hatch-solid="false" draw:textarea-horizontal-align="center" draw:textarea-vertical-align="middle" draw:auto-grow-height="false" fo:padding-top="0.03cm" fo:padding-bottom="0.03cm" fo:padding-left="0.05cm" fo:padding-right="0.05cm" fo:wrap-option="wrap"/>
    </style:style>
    <style:style style:name="gr5" style:family="graphic" style:parent-style-name="standard">
      <style:graphic-properties draw:stroke="dash" draw:stroke-dash="Fine_20_Dashed_20__28_var_29_" svg:stroke-color="#999999" draw:marker-start-width="0.21cm" draw:marker-end-width="0.21cm" draw:fill="none" draw:textarea-horizontal-align="right" draw:textarea-vertical-align="middle" draw:auto-grow-height="false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gr7" style:family="graphic" style:parent-style-name="standard">
      <style:graphic-properties draw:fill-color="#c0c0c0" draw:textarea-horizontal-align="center" draw:textarea-vertical-align="middle" draw:auto-grow-height="false" fo:padding-top="0.03cm" fo:padding-bottom="0.03cm" fo:padding-left="0.05cm" fo:padding-right="0.05cm" fo:wrap-option="wrap"/>
    </style:style>
    <style:style style:name="gr8" style:family="graphic" style:parent-style-name="standard">
      <style:graphic-properties svg:stroke-width="0.1cm" svg:stroke-color="#c0c0c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c0c0c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_20__28_var_29_" svg:stroke-color="#999999" draw:marker-start-width="0.21cm" draw:marker-end-width="0.21cm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fill-color="#c0c0c0" draw:textarea-horizontal-align="center" draw:textarea-vertical-align="middle" draw:auto-grow-height="false" fo:padding-top="0.03cm" fo:padding-bottom="0.03cm" fo:padding-left="0.05cm" fo:padding-right="0.05cm" fo:wrap-option="wrap"/>
    </style:style>
    <style:style style:name="gr12" style:family="graphic" style:parent-style-name="standard">
      <style:graphic-properties draw:stroke="none" svg:stroke-color="#000000" draw:fill="none" draw:fill-color="#ffffff" fo:min-height="0.1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1cm"/>
          <style:tab-stop style:position="6cm"/>
          <style:tab-stop style:position="7cm"/>
        </style:tab-stops>
      </style:paragraph-properties>
    </style:style>
    <style:style style:name="P3" style:family="paragraph">
      <style:paragraph-properties fo:text-align="center">
        <style:tab-stops>
          <style:tab-stop style:position="1cm"/>
          <style:tab-stop style:position="6cm"/>
          <style:tab-stop style:position="7cm"/>
        </style:tab-stops>
      </style:paragraph-properties>
      <style:text-properties fo:font-size="7pt" style:font-size-asian="7pt" style:font-size-complex="7pt"/>
    </style:style>
    <style:style style:name="P4" style:family="paragraph"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fo:font-size="7pt" style:font-size-asian="18pt" style:font-size-complex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7pt" style:font-size-asian="7pt" style:font-size-complex="7pt"/>
    </style:style>
    <style:style style:name="P9" style:family="paragraph">
      <style:paragraph-properties fo:text-align="center"/>
      <style:text-properties fo:font-size="7pt"/>
    </style:style>
    <style:style style:name="P10" style:family="paragraph">
      <style:paragraph-properties fo:text-align="center"/>
      <style:text-properties fo:font-size="7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>
        <style:tab-stops/>
      </style:paragraph-properties>
      <style:text-properties fo:font-size="7pt" style:font-size-asian="7pt" style:font-size-complex="7pt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text-align="start">
        <style:tab-stops/>
      </style:paragraph-properties>
      <style:text-properties fo:font-size="7pt" style:font-size-asian="18pt" style:font-size-complex="18pt"/>
    </style:style>
    <style:style style:name="P14" style:family="paragraph">
      <style:paragraph-properties fo:text-align="center"/>
      <style:text-properties fo:font-size="7pt" style:font-size-asian="18pt" style:font-size-complex="18pt"/>
    </style:style>
    <style:style style:name="P15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7pt" style:font-size-asian="18pt" style:font-size-complex="18pt"/>
    </style:style>
    <style:style style:name="T4" style:family="text">
      <style:text-properties style:text-position="sub 58%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pt" fo:font-weight="bold" style:font-size-asian="8pt" style:font-weight-asian="bold" style:font-size-complex="8pt" style:font-weight-complex="bold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text-position="sub 58%"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1cm" svg:y1="2.8cm" svg:x2="0.8cm" svg:y2="2.8cm">
          <text:p/>
        </draw:line>
        <draw:custom-shape draw:style-name="gr2" draw:text-style-name="P3" draw:layer="layout" svg:width="1.9cm" svg:height="0.4cm" svg:x="0.6cm" svg:y="1.6cm">
          <text:p text:style-name="P2"><text:span text:style-name="T1">Sequenc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8cm" svg:y1="2cm" svg:x2="0.8cm" svg:y2="2.8cm">
          <text:p/>
        </draw:line>
        <draw:line draw:style-name="gr1" draw:text-style-name="P1" draw:layer="layout" svg:x1="0.6cm" svg:y1="6.3cm" svg:x2="0.3cm" svg:y2="6.3cm">
          <text:p/>
        </draw:line>
        <draw:line draw:style-name="gr1" draw:text-style-name="P1" draw:layer="layout" svg:x1="1.1cm" svg:y1="2.3cm" svg:x2="0.8cm" svg:y2="2.3cm">
          <text:p/>
        </draw:line>
        <draw:custom-shape draw:style-name="gr2" draw:text-style-name="P3" draw:layer="layout" svg:width="1.9cm" svg:height="0.4cm" svg:x="0.1cm" svg:y="1.1cm">
          <text:p text:style-name="P2"><text:span text:style-name="T1">Sequence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6cm" svg:y1="1.8cm" svg:x2="0.3cm" svg:y2="1.8cm">
          <text:p/>
        </draw:line>
        <draw:line draw:style-name="gr1" draw:text-style-name="P1" draw:layer="layout" svg:x1="0.3cm" svg:y1="1.5cm" svg:x2="0.3cm" svg:y2="6.3cm">
          <text:p/>
        </draw:line>
        <draw:frame draw:style-name="gr3" draw:text-style-name="P4" draw:layer="layout" svg:width="8.3cm" svg:height="0.85cm" svg:x="0cm" svg:y="0cm">
          <draw:text-box>
            <text:p><text:span text:style-name="T2">a) Example of two similar sequences:</text:span></text:p>
          </draw:text-box>
        </draw:frame>
        <draw:custom-shape draw:style-name="gr4" draw:text-style-name="P6" xml:id="id1" draw:id="id1" draw:layer="layout" svg:width="0.5cm" svg:height="0.4cm" svg:x="7.2cm" svg:y="1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2" draw:id="id2" draw:layer="layout" svg:width="0.5cm" svg:height="0.4cm" svg:x="7.2cm" svg:y="2.5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3" draw:id="id3" draw:layer="layout" svg:width="0.5cm" svg:height="0.4cm" svg:x="7.2cm" svg:y="3.2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0.5cm" svg:height="0.4cm" svg:x="7.2cm" svg:y="3.9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" draw:id="id5" draw:layer="layout" svg:width="0.5cm" svg:height="0.4cm" svg:x="7.2cm" svg:y="4.6cm">
          <text:p text:style-name="P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0.5cm" svg:height="0.4cm" svg:x="7.2cm" svg:y="5.3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7" draw:id="id7" draw:layer="layout" svg:width="0.5cm" svg:height="0.4cm" svg:x="8.4cm" svg:y="1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8" draw:id="id8" draw:layer="layout" svg:width="0.5cm" svg:height="0.4cm" svg:x="8.4cm" svg:y="1.8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9" draw:id="id9" draw:layer="layout" svg:width="0.5cm" svg:height="0.4cm" svg:x="8.4cm" svg:y="2.5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0.5cm" svg:height="0.4cm" svg:x="8.4cm" svg:y="3.9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1" draw:id="id11" draw:layer="layout" svg:width="0.5cm" svg:height="0.4cm" svg:x="8.4cm" svg:y="4.6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2" draw:id="id12" draw:layer="layout" svg:width="0.5cm" svg:height="0.4cm" svg:x="8.4cm" svg:y="5.3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4.2cm" svg:height="0.6cm" svg:x="7.1cm" svg:y="1.7cm">
          <text:p text:style-name="P7"><text:span text:style-name="T1">insert({b}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2cm" svg:height="0.6cm" svg:x="7.1cm" svg:y="3.1cm">
          <text:p text:style-name="P7"><text:span text:style-name="T1">delete({d}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2cm" svg:height="0.6cm" svg:x="7.1cm" svg:y="4.5cm">
          <text:p text:style-name="P7"><text:span text:style-name="T1">change({f}, {g})</text:span>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7.45cm" svg:y1="1.5cm" svg:x2="7.45cm" svg:y2="2.5cm" draw:start-shape="id1" draw:start-glue-point="2" draw:end-shape="id2" draw:end-glue-point="0" svg:d="m7450 1500v1000">
          <text:p/>
        </draw:connector>
        <draw:connector draw:style-name="gr6" draw:text-style-name="P9" draw:layer="layout" svg:x1="7.45cm" svg:y1="2.9cm" svg:x2="7.45cm" svg:y2="3.2cm" draw:start-shape="id2" draw:start-glue-point="2" draw:end-shape="id3" draw:end-glue-point="0" svg:d="m7450 2900v300">
          <text:p/>
        </draw:connector>
        <draw:connector draw:style-name="gr6" draw:text-style-name="P9" draw:layer="layout" svg:x1="7.45cm" svg:y1="3.6cm" svg:x2="7.45cm" svg:y2="3.9cm" draw:start-shape="id3" draw:start-glue-point="2" draw:end-shape="id4" draw:end-glue-point="0" svg:d="m7450 3600v300">
          <text:p/>
        </draw:connector>
        <draw:connector draw:style-name="gr6" draw:text-style-name="P9" draw:layer="layout" svg:x1="7.45cm" svg:y1="4.3cm" svg:x2="7.45cm" svg:y2="4.6cm" draw:start-shape="id4" draw:start-glue-point="2" draw:end-shape="id5" draw:end-glue-point="0" svg:d="m7450 4300v300">
          <text:p/>
        </draw:connector>
        <draw:connector draw:style-name="gr6" draw:text-style-name="P9" draw:layer="layout" svg:x1="7.45cm" svg:y1="5cm" svg:x2="7.45cm" svg:y2="5.3cm" draw:start-shape="id5" draw:start-glue-point="2" draw:end-shape="id6" draw:end-glue-point="0" svg:d="m7450 5000v300">
          <text:p/>
        </draw:connector>
        <draw:connector draw:style-name="gr6" draw:text-style-name="P9" draw:layer="layout" svg:x1="8.65cm" svg:y1="1.5cm" svg:x2="8.65cm" svg:y2="1.8cm" draw:start-shape="id7" draw:start-glue-point="2" draw:end-shape="id8" draw:end-glue-point="0" svg:d="m8650 1500v300">
          <text:p/>
        </draw:connector>
        <draw:connector draw:style-name="gr6" draw:text-style-name="P9" draw:layer="layout" svg:x1="8.65cm" svg:y1="2.2cm" svg:x2="8.65cm" svg:y2="2.5cm" draw:start-shape="id8" draw:start-glue-point="2" draw:end-shape="id9" draw:end-glue-point="0" svg:d="m8650 2200v300">
          <text:p/>
        </draw:connector>
        <draw:connector draw:style-name="gr6" draw:text-style-name="P9" draw:layer="layout" svg:x1="8.65cm" svg:y1="2.9cm" svg:x2="8.65cm" svg:y2="3.9cm" draw:start-shape="id9" draw:start-glue-point="2" draw:end-shape="id10" draw:end-glue-point="0" svg:d="m8650 2900v1000">
          <text:p/>
        </draw:connector>
        <draw:connector draw:style-name="gr6" draw:text-style-name="P9" draw:layer="layout" svg:x1="8.65cm" svg:y1="4.3cm" svg:x2="8.65cm" svg:y2="4.6cm" draw:start-shape="id10" draw:start-glue-point="2" draw:end-shape="id11" draw:end-glue-point="0" svg:d="m8650 4300v300">
          <text:p/>
        </draw:connector>
        <draw:connector draw:style-name="gr6" draw:text-style-name="P9" draw:layer="layout" svg:x1="8.65cm" svg:y1="5cm" svg:x2="8.65cm" svg:y2="5.3cm" draw:start-shape="id11" draw:start-glue-point="2" draw:end-shape="id12" draw:end-glue-point="0" svg:d="m8650 5000v300">
          <text:p/>
        </draw:connector>
        <draw:custom-shape draw:style-name="gr4" draw:text-style-name="P6" draw:layer="layout" svg:width="0.5cm" svg:height="0.4cm" svg:x="0.6cm" svg:y="6.1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5cm" svg:height="0.4cm" svg:x="1.1cm" svg:y="2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7cm" svg:height="0.4cm" svg:x="1.1cm" svg:y="2.6cm">
          <text:p text:style-name="P2"><text:span text:style-name="T1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cm" svg:height="0.4cm" svg:x="1.6cm" svg:y="3.1cm">
          <text:p text:style-name="P2"><text:span text:style-name="T1">Sequen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6cm" svg:y1="3.3cm" svg:x2="1.3cm" svg:y2="3.3cm">
          <text:p/>
        </draw:line>
        <draw:line draw:style-name="gr1" draw:text-style-name="P1" draw:layer="layout" svg:x1="1.3cm" svg:y1="3cm" svg:x2="1.3cm" svg:y2="3.3cm">
          <text:p/>
        </draw:line>
        <draw:custom-shape draw:style-name="gr4" draw:text-style-name="P6" draw:layer="layout" svg:width="0.5cm" svg:height="0.4cm" svg:x="2.1cm" svg:y="3.6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.1cm" svg:y1="3.8cm" svg:x2="1.8cm" svg:y2="3.8cm">
          <text:p/>
        </draw:line>
        <draw:line draw:style-name="gr1" draw:text-style-name="P1" draw:layer="layout" svg:x1="1.8cm" svg:y1="3.5cm" svg:x2="1.8cm" svg:y2="4.3cm">
          <text:p/>
        </draw:line>
        <draw:custom-shape draw:style-name="gr4" draw:text-style-name="P6" draw:layer="layout" svg:width="0.5cm" svg:height="0.4cm" svg:x="2.1cm" svg:y="4.1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.1cm" svg:y1="4.3cm" svg:x2="1.8cm" svg:y2="4.3cm">
          <text:p/>
        </draw:line>
        <draw:custom-shape draw:style-name="gr2" draw:text-style-name="P3" draw:layer="layout" svg:width="1.9cm" svg:height="0.4cm" svg:x="0.6cm" svg:y="4.6cm">
          <text:p text:style-name="P2"><text:span text:style-name="T1">Sequence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0.6cm" svg:y1="4.8cm" svg:x2="0.3cm" svg:y2="4.8cm">
          <text:p/>
        </draw:line>
        <draw:custom-shape draw:style-name="gr4" draw:text-style-name="P6" draw:layer="layout" svg:width="0.5cm" svg:height="0.4cm" svg:x="1.1cm" svg:y="5.1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1cm" svg:y1="5.3cm" svg:x2="0.8cm" svg:y2="5.3cm">
          <text:p/>
        </draw:line>
        <draw:line draw:style-name="gr1" draw:text-style-name="P1" draw:layer="layout" svg:x1="0.8cm" svg:y1="5cm" svg:x2="0.8cm" svg:y2="5.8cm">
          <text:p/>
        </draw:line>
        <draw:custom-shape draw:style-name="gr4" draw:text-style-name="P6" draw:layer="layout" svg:width="0.5cm" svg:height="0.4cm" svg:x="1.1cm" svg:y="5.6cm">
          <text:p text:style-name="P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.1cm" svg:y1="5.8cm" svg:x2="0.8cm" svg:y2="5.8cm">
          <text:p/>
        </draw:line>
        <draw:line draw:style-name="gr1" draw:text-style-name="P1" draw:layer="layout" svg:x1="4.8cm" svg:y1="3.3cm" svg:x2="4.5cm" svg:y2="3.3cm">
          <text:p/>
        </draw:line>
        <draw:custom-shape draw:style-name="gr2" draw:text-style-name="P3" draw:layer="layout" svg:width="1.9cm" svg:height="0.4cm" svg:x="4.3cm" svg:y="1.6cm">
          <text:p text:style-name="P2"><text:span text:style-name="T1">Sequence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5cm" svg:y1="2cm" svg:x2="4.5cm" svg:y2="3.3cm">
          <text:p/>
        </draw:line>
        <draw:line draw:style-name="gr1" draw:text-style-name="P1" draw:layer="layout" svg:x1="4.3cm" svg:y1="6.3cm" svg:x2="4cm" svg:y2="6.3cm">
          <text:p/>
        </draw:line>
        <draw:line draw:style-name="gr1" draw:text-style-name="P1" draw:layer="layout" svg:x1="4.8cm" svg:y1="2.3cm" svg:x2="4.5cm" svg:y2="2.3cm">
          <text:p/>
        </draw:line>
        <draw:custom-shape draw:style-name="gr2" draw:text-style-name="P3" draw:layer="layout" svg:width="1.9cm" svg:height="0.4cm" svg:x="3.8cm" svg:y="1.1cm">
          <text:p text:style-name="P2"><text:span text:style-name="T1">Sequence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3cm" svg:y1="1.8cm" svg:x2="4cm" svg:y2="1.8cm">
          <text:p/>
        </draw:line>
        <draw:line draw:style-name="gr1" draw:text-style-name="P1" draw:layer="layout" svg:x1="4cm" svg:y1="1.5cm" svg:x2="4cm" svg:y2="6.3cm">
          <text:p/>
        </draw:line>
        <draw:custom-shape draw:style-name="gr4" draw:text-style-name="P6" draw:layer="layout" svg:width="0.5cm" svg:height="0.4cm" svg:x="4.3cm" svg:y="6.1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5cm" svg:height="0.4cm" svg:x="4.8cm" svg:y="2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cm" svg:height="0.4cm" svg:x="4.8cm" svg:y="3.1cm">
          <text:p text:style-name="P2"><text:span text:style-name="T1">Itera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5.3cm" svg:y1="3.8cm" svg:x2="5cm" svg:y2="3.8cm">
          <text:p/>
        </draw:line>
        <draw:line draw:style-name="gr1" draw:text-style-name="P1" draw:layer="layout" svg:x1="5cm" svg:y1="3.5cm" svg:x2="5cm" svg:y2="3.8cm">
          <text:p/>
        </draw:line>
        <draw:custom-shape draw:style-name="gr4" draw:text-style-name="P6" draw:layer="layout" svg:width="0.5cm" svg:height="0.4cm" svg:x="5.3cm" svg:y="3.6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9cm" svg:height="0.4cm" svg:x="4.3cm" svg:y="4.6cm">
          <text:p text:style-name="P2"><text:span text:style-name="T1">Sequence 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3cm" svg:y1="4.8cm" svg:x2="4cm" svg:y2="4.8cm">
          <text:p/>
        </draw:line>
        <draw:custom-shape draw:style-name="gr4" draw:text-style-name="P6" draw:layer="layout" svg:width="0.5cm" svg:height="0.4cm" svg:x="4.8cm" svg:y="5.1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8cm" svg:y1="5.3cm" svg:x2="4.5cm" svg:y2="5.3cm">
          <text:p/>
        </draw:line>
        <draw:line draw:style-name="gr1" draw:text-style-name="P1" draw:layer="layout" svg:x1="4.5cm" svg:y1="5cm" svg:x2="4.5cm" svg:y2="5.8cm">
          <text:p/>
        </draw:line>
        <draw:custom-shape draw:style-name="gr4" draw:text-style-name="P6" draw:layer="layout" svg:width="0.5cm" svg:height="0.4cm" svg:x="4.8cm" svg:y="5.6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4.8cm" svg:y1="5.8cm" svg:x2="4.5cm" svg:y2="5.8cm">
          <text:p/>
        </draw:line>
        <draw:line draw:style-name="gr1" draw:text-style-name="P1" draw:layer="layout" svg:x1="4.8cm" svg:y1="2.8cm" svg:x2="4.5cm" svg:y2="2.8cm">
          <text:p/>
        </draw:line>
        <draw:custom-shape draw:style-name="gr4" draw:text-style-name="P6" draw:layer="layout" svg:width="0.5cm" svg:height="0.4cm" svg:x="4.8cm" svg:y="2.6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8.3cm" svg:height="0.85cm" svg:x="7cm" svg:y="0cm">
          <draw:text-box>
            <text:p><text:span text:style-name="T2">b) Deltas of the two similar sequences:</text:span></text:p>
          </draw:text-box>
        </draw:frame>
        <draw:frame draw:style-name="gr3" draw:text-style-name="P4" draw:layer="layout" svg:width="12.9cm" svg:height="0.85cm" svg:x="0cm" svg:y="7.1cm">
          <draw:text-box>
            <text:p><text:span text:style-name="T2">c) Adaptation of a flattened instance of sequence t</text:span><text:span text:style-name="T4">1</text:span></text:p>
          </draw:text-box>
        </draw:frame>
        <draw:custom-shape draw:style-name="gr7" draw:text-style-name="P6" xml:id="id13" draw:id="id13" draw:layer="layout" svg:width="0.5cm" svg:height="0.4cm" svg:x="0.1cm" svg:y="9.6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5" draw:id="id15" draw:layer="layout" svg:width="0.5cm" svg:height="0.4cm" svg:x="2.5cm" svg:y="9.6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1" draw:id="id21" draw:layer="layout" svg:width="0.5cm" svg:height="0.4cm" svg:x="3.7cm" svg:y="10.3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18" draw:id="id18" draw:layer="layout" svg:width="0.5cm" svg:height="0.4cm" svg:x="8.9cm" svg:y="9.6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5" draw:id="id25" draw:layer="layout" svg:width="0.5cm" svg:height="0.4cm" svg:x="10.2cm" svg:y="10.3cm">
          <text:p text:style-name="P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0" draw:id="id20" draw:layer="layout" svg:width="0.5cm" svg:height="0.4cm" svg:x="11.5cm" svg:y="9.6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0.6cm" svg:y1="9.8cm" svg:x2="0.9cm" svg:y2="9.8cm" draw:start-shape="id13" draw:start-glue-point="1" draw:end-shape="id14" draw:end-glue-point="3" svg:d="m600 9800h300">
          <text:p/>
        </draw:connector>
        <draw:connector draw:style-name="gr6" draw:text-style-name="P9" draw:layer="layout" svg:x1="3cm" svg:y1="9.8cm" svg:x2="3.3cm" svg:y2="9.8cm" draw:start-shape="id15" draw:start-glue-point="1" draw:end-shape="id16" draw:end-glue-point="3" svg:d="m3000 9800h300">
          <text:p/>
        </draw:connector>
        <draw:connector draw:style-name="gr6" draw:text-style-name="P9" draw:layer="layout" svg:x1="8.6cm" svg:y1="9.8cm" svg:x2="8.9cm" svg:y2="9.8cm" draw:start-shape="id17" draw:start-glue-point="1" draw:end-shape="id18" draw:end-glue-point="3" svg:d="m8600 9800h300">
          <text:p/>
        </draw:connector>
        <draw:connector draw:style-name="gr6" draw:text-style-name="P9" draw:layer="layout" svg:x1="11.2cm" svg:y1="9.8cm" svg:x2="11.5cm" svg:y2="9.8cm" draw:start-shape="id19" draw:start-glue-point="1" draw:end-shape="id20" draw:end-glue-point="3" svg:d="m11200 9800h300">
          <text:p/>
        </draw:connector>
        <draw:custom-shape draw:style-name="gr7" draw:text-style-name="P6" xml:id="id14" draw:id="id14" draw:layer="layout" svg:width="1.3cm" svg:height="0.4cm" svg:x="0.9cm" svg:y="9.6cm">
          <text:p text:style-name="P5"><text:span text:style-name="T3">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2.2cm" svg:y1="9.8cm" svg:x2="2.5cm" svg:y2="9.8cm" draw:start-shape="id14" draw:start-glue-point="1" draw:end-shape="id15" draw:end-glue-point="3" svg:d="m2200 9800h300">
          <text:p/>
        </draw:connector>
        <draw:custom-shape draw:style-name="gr7" draw:text-style-name="P6" xml:id="id16" draw:id="id16" draw:layer="layout" svg:width="1.3cm" svg:height="0.4cm" svg:x="3.3cm" svg:y="9.6cm">
          <text:p text:style-name="P5"><text:span text:style-name="T3">Optional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3.95cm" svg:y1="10cm" svg:x2="3.95cm" svg:y2="10.3cm" draw:start-shape="id16" draw:start-glue-point="2" draw:end-shape="id21" draw:end-glue-point="0" svg:d="m3950 10000v300">
          <text:p/>
        </draw:connector>
        <draw:custom-shape draw:style-name="gr7" draw:text-style-name="P6" xml:id="id22" draw:id="id22" draw:layer="layout" svg:width="0.5cm" svg:height="0.4cm" svg:x="6.5cm" svg:y="9.6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4" draw:id="id24" draw:layer="layout" svg:width="0.5cm" svg:height="0.4cm" svg:x="7.7cm" svg:y="10.3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7cm" svg:y1="9.8cm" svg:x2="7.3cm" svg:y2="9.8cm" draw:start-shape="id22" draw:start-glue-point="1" draw:end-shape="id17" draw:end-glue-point="3" svg:d="m7000 9800h300">
          <text:p/>
        </draw:connector>
        <draw:custom-shape draw:style-name="gr7" draw:text-style-name="P6" xml:id="id23" draw:id="id23" draw:layer="layout" svg:width="1.3cm" svg:height="0.4cm" svg:x="4.9cm" svg:y="9.6cm">
          <text:p text:style-name="P5"><text:span text:style-name="T3">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6.2cm" svg:y1="9.8cm" svg:x2="6.5cm" svg:y2="9.8cm" draw:start-shape="id23" draw:start-glue-point="1" draw:end-shape="id22" draw:end-glue-point="3" svg:d="m6200 9800h300">
          <text:p/>
        </draw:connector>
        <draw:custom-shape draw:style-name="gr7" draw:text-style-name="P6" xml:id="id17" draw:id="id17" draw:layer="layout" svg:width="1.3cm" svg:height="0.4cm" svg:x="7.3cm" svg:y="9.6cm">
          <text:p text:style-name="P5"><text:span text:style-name="T3">Optional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7.95cm" svg:y1="10cm" svg:x2="7.95cm" svg:y2="10.3cm" draw:start-shape="id17" draw:start-glue-point="2" draw:end-shape="id24" draw:end-glue-point="0" svg:d="m7950 10000v300">
          <text:p/>
        </draw:connector>
        <draw:connector draw:style-name="gr6" draw:text-style-name="P9" draw:layer="layout" svg:x1="4.6cm" svg:y1="9.8cm" svg:x2="4.9cm" svg:y2="9.8cm" svg:d="m4600 9800h300">
          <text:p/>
        </draw:connector>
        <draw:custom-shape draw:style-name="gr7" draw:text-style-name="P6" xml:id="id19" draw:id="id19" draw:layer="layout" svg:width="1.5cm" svg:height="0.4cm" svg:x="9.7cm" svg:y="9.6cm">
          <text:p text:style-name="P5"><text:span text:style-name="T3">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9.4cm" svg:y1="9.8cm" svg:x2="9.7cm" svg:y2="9.8cm" draw:start-shape="id18" draw:start-glue-point="1" draw:end-shape="id19" draw:end-glue-point="3" svg:d="m9400 9800h300">
          <text:p/>
        </draw:connector>
        <draw:connector draw:style-name="gr1" draw:text-style-name="P1" draw:layer="layout" draw:type="line" svg:x1="10.45cm" svg:y1="10cm" svg:x2="10.45cm" svg:y2="10.3cm" draw:start-shape="id19" draw:start-glue-point="2" draw:end-shape="id25" draw:end-glue-point="0" svg:d="m10450 10000v300">
          <text:p/>
        </draw:connector>
        <draw:custom-shape draw:style-name="gr7" draw:text-style-name="P6" xml:id="id26" draw:id="id26" draw:layer="layout" svg:width="0.5cm" svg:height="0.4cm" svg:x="0.1cm" svg:y="7.7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7" draw:id="id27" draw:layer="layout" svg:width="0.5cm" svg:height="0.4cm" svg:x="2.5cm" svg:y="7.7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8" draw:id="id28" draw:layer="layout" svg:width="0.5cm" svg:height="0.4cm" svg:x="3.7cm" svg:y="7.7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0" draw:id="id30" draw:layer="layout" svg:width="0.5cm" svg:height="0.4cm" svg:x="8.9cm" svg:y="7.7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1" draw:id="id31" draw:layer="layout" svg:width="0.5cm" svg:height="0.4cm" svg:x="10.2cm" svg:y="7.7cm">
          <text:p text:style-name="P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2" draw:id="id32" draw:layer="layout" svg:width="0.5cm" svg:height="0.4cm" svg:x="11.5cm" svg:y="7.7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0.6cm" svg:y1="7.9cm" svg:x2="2.5cm" svg:y2="7.9cm" draw:start-shape="id26" draw:start-glue-point="1" draw:end-shape="id27" draw:end-glue-point="3" svg:d="m600 7900h1900">
          <text:p/>
        </draw:connector>
        <draw:connector draw:style-name="gr6" draw:text-style-name="P9" draw:layer="layout" svg:x1="3cm" svg:y1="7.9cm" svg:x2="3.7cm" svg:y2="7.9cm" draw:start-shape="id27" draw:start-glue-point="1" draw:end-shape="id28" draw:end-glue-point="3" svg:d="m3000 7900h700">
          <text:p/>
        </draw:connector>
        <draw:connector draw:style-name="gr6" draw:text-style-name="P9" draw:layer="layout" svg:x1="8.2cm" svg:y1="7.9cm" svg:x2="8.9cm" svg:y2="7.9cm" draw:start-shape="id29" draw:start-glue-point="1" draw:end-shape="id30" draw:end-glue-point="3" svg:d="m8200 7900h700">
          <text:p/>
        </draw:connector>
        <draw:connector draw:style-name="gr6" draw:text-style-name="P9" draw:layer="layout" svg:x1="10.7cm" svg:y1="7.9cm" svg:x2="11.5cm" svg:y2="7.9cm" draw:start-shape="id31" draw:start-glue-point="1" draw:end-shape="id32" draw:end-glue-point="3" svg:d="m10700 7900h800">
          <text:p/>
        </draw:connector>
        <draw:custom-shape draw:style-name="gr7" draw:text-style-name="P6" xml:id="id33" draw:id="id33" draw:layer="layout" svg:width="0.5cm" svg:height="0.4cm" svg:x="6.5cm" svg:y="7.7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29" draw:id="id29" draw:layer="layout" svg:width="0.5cm" svg:height="0.4cm" svg:x="7.7cm" svg:y="7.7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7cm" svg:y1="7.9cm" svg:x2="7.7cm" svg:y2="7.9cm" draw:start-shape="id33" draw:start-glue-point="1" draw:end-shape="id29" draw:end-glue-point="3" svg:d="m7000 7900h700">
          <text:p/>
        </draw:connector>
        <draw:connector draw:style-name="gr6" draw:text-style-name="P9" draw:layer="layout" svg:x1="4.2cm" svg:y1="7.9cm" svg:x2="6.5cm" svg:y2="7.9cm" draw:start-shape="id28" draw:start-glue-point="1" draw:end-shape="id33" draw:end-glue-point="3" svg:d="m4200 7900h2300">
          <text:p/>
        </draw:connector>
        <draw:connector draw:style-name="gr6" draw:text-style-name="P9" draw:layer="layout" svg:x1="9.4cm" svg:y1="7.9cm" svg:x2="10.2cm" svg:y2="7.9cm" draw:start-shape="id30" draw:start-glue-point="1" draw:end-shape="id31" draw:end-glue-point="3" svg:d="m9400 7900h800">
          <text:p/>
        </draw:connector>
        <draw:custom-shape draw:style-name="gr8" draw:text-style-name="P10" draw:layer="layout" svg:width="4cm" svg:height="1.1cm" svg:x="4.1cm" svg:y="8.3cm">
          <text:p text:style-name="P1"><text:span text:style-name="T5">Adaptations</text:span><text:span text:style-name="T5"><text:line-break/></text:span><text:span text:style-name="T5">based on deltas</text:span></text:p>
          <draw:enhanced-geometry svg:viewBox="0 0 21600 21600" draw:text-areas="?f0 0 ?f2 ?f5" draw:type="down-arrow" draw:modifiers="13477.9291553134 5234.332988624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2.9cm" svg:height="0.85cm" svg:x="0cm" svg:y="11.5cm">
          <draw:text-box>
            <text:p><text:span text:style-name="T2">d) Adaptation of a flattened instance of sequence t</text:span><text:span text:style-name="T4">2</text:span></text:p>
          </draw:text-box>
        </draw:frame>
        <draw:custom-shape draw:style-name="gr7" draw:text-style-name="P6" xml:id="id34" draw:id="id34" draw:layer="layout" svg:width="0.5cm" svg:height="0.4cm" svg:x="0.1cm" svg:y="14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0" draw:id="id40" draw:layer="layout" svg:width="0.5cm" svg:height="0.4cm" svg:x="2.5cm" svg:y="14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7" draw:id="id37" draw:layer="layout" svg:width="0.5cm" svg:height="0.4cm" svg:x="8.9cm" svg:y="14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2" draw:id="id42" draw:layer="layout" svg:width="0.5cm" svg:height="0.4cm" svg:x="10.2cm" svg:y="14.7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9" draw:id="id39" draw:layer="layout" svg:width="0.5cm" svg:height="0.4cm" svg:x="11.5cm" svg:y="14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0.6cm" svg:y1="14.2cm" svg:x2="0.9cm" svg:y2="14.2cm" draw:start-shape="id34" draw:start-glue-point="1" draw:end-shape="id35" draw:end-glue-point="3" svg:d="m600 14200h300">
          <text:p/>
        </draw:connector>
        <draw:connector draw:style-name="gr6" draw:text-style-name="P9" draw:layer="layout" svg:x1="8.6cm" svg:y1="14.2cm" svg:x2="8.9cm" svg:y2="14.2cm" draw:start-shape="id36" draw:start-glue-point="1" draw:end-shape="id37" draw:end-glue-point="3" svg:d="m8600 14200h300">
          <text:p/>
        </draw:connector>
        <draw:connector draw:style-name="gr6" draw:text-style-name="P9" draw:layer="layout" svg:x1="11.2cm" svg:y1="14.2cm" svg:x2="11.5cm" svg:y2="14.2cm" draw:start-shape="id38" draw:start-glue-point="1" draw:end-shape="id39" draw:end-glue-point="3" svg:d="m11200 14200h300">
          <text:p/>
        </draw:connector>
        <draw:custom-shape draw:style-name="gr7" draw:text-style-name="P6" xml:id="id35" draw:id="id35" draw:layer="layout" svg:width="1.3cm" svg:height="0.4cm" svg:x="0.9cm" svg:y="14cm">
          <text:p text:style-name="P5"><text:span text:style-name="T3">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2.2cm" svg:y1="14.2cm" svg:x2="2.5cm" svg:y2="14.2cm" draw:start-shape="id35" draw:start-glue-point="1" draw:end-shape="id40" draw:end-glue-point="3" svg:d="m2200 14200h300">
          <text:p/>
        </draw:connector>
        <draw:connector draw:style-name="gr6" draw:text-style-name="P9" draw:layer="layout" svg:x1="4.6cm" svg:y1="14.2cm" svg:x2="7.3cm" svg:y2="14.2cm" draw:start-shape="id41" draw:start-glue-point="1" draw:end-shape="id36" draw:end-glue-point="3" svg:d="m4600 14200h2700">
          <text:p/>
        </draw:connector>
        <draw:custom-shape draw:style-name="gr7" draw:text-style-name="P6" xml:id="id36" draw:id="id36" draw:layer="layout" svg:width="1.3cm" svg:height="0.4cm" svg:x="7.3cm" svg:y="14cm">
          <text:p text:style-name="P5"><text:span text:style-name="T3">Optional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38" draw:id="id38" draw:layer="layout" svg:width="1.5cm" svg:height="0.4cm" svg:x="9.7cm" svg:y="14cm">
          <text:p text:style-name="P5"><text:span text:style-name="T3">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9.4cm" svg:y1="14.2cm" svg:x2="9.7cm" svg:y2="14.2cm" draw:start-shape="id37" draw:start-glue-point="1" draw:end-shape="id38" draw:end-glue-point="3" svg:d="m9400 14200h300">
          <text:p/>
        </draw:connector>
        <draw:connector draw:style-name="gr1" draw:text-style-name="P1" draw:layer="layout" draw:type="line" svg:x1="10.45cm" svg:y1="14.4cm" svg:x2="10.45cm" svg:y2="14.7cm" draw:start-shape="id38" draw:start-glue-point="2" draw:end-shape="id42" draw:end-glue-point="0" svg:d="m10450 14400v300">
          <text:p/>
        </draw:connector>
        <draw:custom-shape draw:style-name="gr7" draw:text-style-name="P6" xml:id="id43" draw:id="id43" draw:layer="layout" svg:width="0.5cm" svg:height="0.4cm" svg:x="0.1cm" svg:y="12.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4" draw:id="id44" draw:layer="layout" svg:width="0.5cm" svg:height="0.4cm" svg:x="1.3cm" svg:y="12.1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5" draw:id="id45" draw:layer="layout" svg:width="0.5cm" svg:height="0.4cm" svg:x="2.5cm" svg:y="12.1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7" draw:id="id47" draw:layer="layout" svg:width="0.5cm" svg:height="0.4cm" svg:x="8.9cm" svg:y="12.1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8" draw:id="id48" draw:layer="layout" svg:width="0.5cm" svg:height="0.4cm" svg:x="10.2cm" svg:y="12.1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9" draw:id="id49" draw:layer="layout" svg:width="0.5cm" svg:height="0.4cm" svg:x="11.5cm" svg:y="12.1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0.6cm" svg:y1="12.3cm" svg:x2="1.3cm" svg:y2="12.3cm" draw:start-shape="id43" draw:start-glue-point="1" draw:end-shape="id44" draw:end-glue-point="3" svg:d="m600 12300h700">
          <text:p/>
        </draw:connector>
        <draw:connector draw:style-name="gr6" draw:text-style-name="P9" draw:layer="layout" svg:x1="1.8cm" svg:y1="12.3cm" svg:x2="2.5cm" svg:y2="12.3cm" draw:start-shape="id44" draw:start-glue-point="1" draw:end-shape="id45" draw:end-glue-point="3" svg:d="m1800 12300h700">
          <text:p/>
        </draw:connector>
        <draw:connector draw:style-name="gr6" draw:text-style-name="P9" draw:layer="layout" svg:x1="4.6cm" svg:y1="12.3cm" svg:x2="8.9cm" svg:y2="12.3cm" draw:start-shape="id46" draw:start-glue-point="1" draw:end-shape="id47" draw:end-glue-point="3" svg:d="m4600 12300h4300">
          <text:p/>
        </draw:connector>
        <draw:connector draw:style-name="gr6" draw:text-style-name="P9" draw:layer="layout" svg:x1="10.7cm" svg:y1="12.3cm" svg:x2="11.5cm" svg:y2="12.3cm" draw:start-shape="id48" draw:start-glue-point="1" draw:end-shape="id49" draw:end-glue-point="3" svg:d="m10700 12300h800">
          <text:p/>
        </draw:connector>
        <draw:custom-shape draw:style-name="gr7" draw:text-style-name="P6" xml:id="id50" draw:id="id50" draw:layer="layout" svg:width="0.5cm" svg:height="0.4cm" svg:x="3.3cm" svg:y="12.1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6" draw:id="id46" draw:layer="layout" svg:width="0.5cm" svg:height="0.4cm" svg:x="4.1cm" svg:y="12.1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.8cm" svg:y1="12.3cm" svg:x2="4.1cm" svg:y2="12.3cm" draw:start-shape="id50" draw:start-glue-point="1" draw:end-shape="id46" draw:end-glue-point="3" svg:d="m3800 12300h300">
          <text:p/>
        </draw:connector>
        <draw:connector draw:style-name="gr6" draw:text-style-name="P9" draw:layer="layout" svg:x1="3cm" svg:y1="12.3cm" svg:x2="3.3cm" svg:y2="12.3cm" draw:start-shape="id45" draw:start-glue-point="1" draw:end-shape="id50" draw:end-glue-point="3" svg:d="m3000 12300h300">
          <text:p/>
        </draw:connector>
        <draw:connector draw:style-name="gr6" draw:text-style-name="P9" draw:layer="layout" svg:x1="9.4cm" svg:y1="12.3cm" svg:x2="10.2cm" svg:y2="12.3cm" draw:start-shape="id47" draw:start-glue-point="1" draw:end-shape="id48" draw:end-glue-point="3" svg:d="m9400 12300h800">
          <text:p/>
        </draw:connector>
        <draw:custom-shape draw:style-name="gr8" draw:text-style-name="P10" draw:layer="layout" svg:width="4cm" svg:height="1.1cm" svg:x="4.1cm" svg:y="12.7cm">
          <text:p text:style-name="P1"><text:span text:style-name="T5">Adaptations</text:span><text:span text:style-name="T5"><text:line-break/></text:span><text:span text:style-name="T5">based on deltas</text:span></text:p>
          <draw:enhanced-geometry svg:viewBox="0 0 21600 21600" draw:text-areas="?f0 0 ?f2 ?f5" draw:type="down-arrow" draw:modifiers="13477.9291553134 5234.332988624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xml:id="id51" draw:id="id51" draw:layer="layout" svg:width="0.5cm" svg:height="0.4cm" svg:x="1.3cm" svg:y="14.7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.55cm" svg:y1="14.4cm" svg:x2="1.55cm" svg:y2="14.7cm" draw:start-shape="id35" draw:start-glue-point="2" draw:end-shape="id51" draw:end-glue-point="0" svg:d="m1550 14400v300">
          <text:p/>
        </draw:connector>
        <draw:custom-shape draw:style-name="gr4" draw:text-style-name="P11" draw:layer="layout" svg:width="1.6cm" svg:height="0.4cm" svg:x="12.3cm" svg:y="1.8cm">
          <text:p text:style-name="P5"><text:span text:style-name="T1">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1.4cm" svg:y1="2cm" svg:x2="12.2cm" svg:y2="2cm">
          <text:p/>
        </draw:line>
        <draw:custom-shape draw:style-name="gr4" draw:text-style-name="P11" draw:layer="layout" svg:width="1.6cm" svg:height="0.4cm" svg:x="12.3cm" svg:y="3.2cm">
          <text:p text:style-name="P5"><text:span text:style-name="T1">Optional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1.4cm" svg:y1="3.4cm" svg:x2="12.2cm" svg:y2="3.4cm">
          <text:p/>
        </draw:line>
        <draw:custom-shape draw:style-name="gr4" draw:text-style-name="P11" draw:layer="layout" svg:width="1.6cm" svg:height="0.4cm" svg:x="12.3cm" svg:y="4.6cm">
          <text:p text:style-name="P5"><text:span text:style-name="T1">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1.4cm" svg:y1="4.8cm" svg:x2="12.2cm" svg:y2="4.8cm">
          <text:p/>
        </draw:line>
        <draw:custom-shape draw:style-name="gr7" draw:text-style-name="P6" xml:id="id52" draw:id="id52" draw:layer="layout" svg:width="0.5cm" svg:height="0.4cm" svg:x="3.3cm" svg:y="14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41" draw:id="id41" draw:layer="layout" svg:width="0.5cm" svg:height="0.4cm" svg:x="4.1cm" svg:y="14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svg:x1="3.8cm" svg:y1="14.2cm" svg:x2="4.1cm" svg:y2="14.2cm" draw:start-shape="id52" draw:start-glue-point="1" draw:end-shape="id41" draw:end-glue-point="3" svg:d="m3800 14200h300">
          <text:p/>
        </draw:connector>
        <draw:connector draw:style-name="gr6" draw:text-style-name="P9" draw:layer="layout" svg:x1="3cm" svg:y1="14.2cm" svg:x2="3.3cm" svg:y2="14.2cm" draw:start-shape="id40" draw:start-glue-point="1" draw:end-shape="id52" draw:end-glue-point="3" svg:d="m3000 14200h300">
          <text:p/>
        </draw:connector>
        <draw:custom-shape draw:style-name="gr10" draw:text-style-name="P1" draw:layer="layout" svg:width="0.7cm" svg:height="0.4cm" svg:x="9.4cm" svg:y="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2cm" svg:height="0.4cm" svg:x="10.1cm" svg:y="21cm">
          <text:p text:style-name="P12"><text:span text:style-name="T3">= delta with 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2.2cm" svg:height="0.85cm" svg:x="0cm" svg:y="15.9cm">
          <draw:text-box>
            <text:p><text:span text:style-name="T2">e) Task structure after re-application of the alternating iteration and sequence detection</text:span></text:p>
          </draw:text-box>
        </draw:frame>
        <draw:custom-shape draw:style-name="gr4" draw:text-style-name="P6" xml:id="id54" draw:id="id54" draw:layer="layout" svg:width="0.5cm" svg:height="0.4cm" svg:x="3.3cm" svg:y="20cm">
          <text:p text:style-name="P5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3" draw:id="id53" draw:layer="layout" svg:width="1.3cm" svg:height="0.4cm" svg:x="2.9cm" svg:y="19.3cm">
          <text:p text:style-name="P5"><text:span text:style-name="T3">Itera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3.55cm" svg:y1="19.7cm" svg:x2="3.55cm" svg:y2="20cm" draw:start-shape="id53" draw:start-glue-point="2" draw:end-shape="id54" draw:end-glue-point="0" svg:d="m3550 19700v300">
          <text:p/>
        </draw:connector>
        <draw:custom-shape draw:style-name="gr4" draw:text-style-name="P6" xml:id="id56" draw:id="id56" draw:layer="layout" svg:width="0.5cm" svg:height="0.4cm" svg:x="7.7cm" svg:y="20cm">
          <text:p text:style-name="P5"><text:span text:style-name="T3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5" draw:id="id55" draw:layer="layout" svg:width="1.3cm" svg:height="0.4cm" svg:x="7.3cm" svg:y="19.3cm">
          <text:p text:style-name="P5"><text:span text:style-name="T3">Optional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7.95cm" svg:y1="19.7cm" svg:x2="7.95cm" svg:y2="20cm" draw:start-shape="id55" draw:start-glue-point="2" draw:end-shape="id56" draw:end-glue-point="0" svg:d="m7950 19700v300">
          <text:p/>
        </draw:connector>
        <draw:custom-shape draw:style-name="gr4" draw:text-style-name="P6" xml:id="id57" draw:id="id57" draw:layer="layout" svg:width="1.3cm" svg:height="0.4cm" svg:x="0.9cm" svg:y="19.3cm">
          <text:p text:style-name="P5"><text:span text:style-name="T3">Optional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58" draw:id="id58" draw:layer="layout" svg:width="0.5cm" svg:height="0.4cm" svg:x="1.3cm" svg:y="20cm">
          <text:p text:style-name="P5"><text:span text:style-name="T3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.55cm" svg:y1="19.7cm" svg:x2="1.55cm" svg:y2="20cm" draw:start-shape="id57" draw:start-glue-point="2" draw:end-shape="id58" draw:end-glue-point="0" svg:d="m1550 19700v300">
          <text:p/>
        </draw:connector>
        <draw:custom-shape draw:style-name="gr4" draw:text-style-name="P6" xml:id="id59" draw:id="id59" draw:layer="layout" svg:width="1.5cm" svg:height="0.4cm" svg:x="4.7cm" svg:y="18.2cm">
          <text:p text:style-name="P5"><text:span text:style-name="T3">Sequence 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4" draw:layer="layout" draw:type="lines" draw:line-skew="-0.301cm 0.301cm" svg:x1="5.45cm" svg:y1="18.6cm" svg:x2="7.95cm" svg:y2="19.3cm" draw:start-shape="id59" draw:start-glue-point="2" draw:end-shape="id55" draw:end-glue-point="0" svg:d="m5450 18600v200l2500 300v200">
          <text:p/>
        </draw:connector>
        <draw:connector draw:style-name="gr1" draw:text-style-name="P14" draw:layer="layout" draw:type="lines" draw:line-skew="0.301cm -0.301cm" svg:x1="1.55cm" svg:y1="19.3cm" svg:x2="5.45cm" svg:y2="18.6cm" draw:start-shape="id57" draw:start-glue-point="0" draw:end-shape="id59" draw:end-glue-point="2" svg:d="m1550 19300v-200l3900-300v-200">
          <text:p/>
        </draw:connector>
        <draw:connector draw:style-name="gr1" draw:text-style-name="P14" draw:layer="layout" draw:type="lines" draw:line-skew="-0.301cm 0.301cm" svg:x1="5.45cm" svg:y1="18.6cm" svg:x2="3.55cm" svg:y2="19.3cm" draw:start-shape="id59" draw:start-glue-point="2" draw:end-shape="id53" draw:end-glue-point="0" svg:d="m5450 18600v200l-1900 300v200">
          <text:p/>
        </draw:connector>
        <draw:custom-shape draw:style-name="gr4" draw:text-style-name="P6" xml:id="id60" draw:id="id60" draw:layer="layout" svg:width="1.3cm" svg:height="0.4cm" svg:x="4.8cm" svg:y="17.5cm">
          <text:p text:style-name="P5"><text:span text:style-name="T3">Iteration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.45cm" svg:y1="17.9cm" svg:x2="5.45cm" svg:y2="18.2cm" draw:start-shape="id60" draw:start-glue-point="2" draw:end-shape="id59" draw:end-glue-point="0" svg:d="m5450 17900v300">
          <text:p/>
        </draw:connector>
        <draw:custom-shape draw:style-name="gr4" draw:text-style-name="P6" xml:id="id65" draw:id="id65" draw:layer="layout" svg:width="1.5cm" svg:height="0.4cm" svg:x="4.7cm" svg:y="16.4cm">
          <text:p text:style-name="P5"><text:span text:style-name="T3">Sequence 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4" draw:id="id64" draw:layer="layout" svg:width="0.5cm" svg:height="0.4cm" svg:x="0.1cm" svg:y="17.5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7" draw:id="id67" draw:layer="layout" svg:width="0.5cm" svg:height="0.4cm" svg:x="8.9cm" svg:y="17.5cm">
          <text:p text:style-name="P5"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1" draw:id="id61" draw:layer="layout" svg:width="1.5cm" svg:height="0.4cm" svg:x="9.7cm" svg:y="17.5cm">
          <text:p text:style-name="P5"><text:span text:style-name="T3">Sele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3" draw:id="id63" draw:layer="layout" svg:width="0.5cm" svg:height="0.4cm" svg:x="9.7cm" svg:y="18.4cm">
          <text:p text:style-name="P5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2" draw:id="id62" draw:layer="layout" svg:width="0.5cm" svg:height="0.4cm" svg:x="10.7cm" svg:y="18.4cm">
          <text:p text:style-name="P5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6" draw:id="id66" draw:layer="layout" svg:width="0.5cm" svg:height="0.4cm" svg:x="11.5cm" svg:y="17.5cm">
          <text:p text:style-name="P5"><text:span text:style-name="T3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4" draw:layer="layout" draw:type="lines" draw:line-skew="-0.301cm 0.301cm" svg:x1="10.45cm" svg:y1="17.9cm" svg:x2="10.95cm" svg:y2="18.4cm" draw:start-shape="id61" draw:start-glue-point="2" draw:end-shape="id62" draw:end-glue-point="0" svg:d="m10450 17900v200l500 100v200">
          <text:p/>
        </draw:connector>
        <draw:connector draw:style-name="gr1" draw:text-style-name="P14" draw:layer="layout" draw:type="lines" draw:line-skew="0.301cm -0.301cm" svg:x1="9.95cm" svg:y1="18.4cm" svg:x2="10.45cm" svg:y2="17.9cm" draw:start-shape="id63" draw:start-glue-point="0" draw:end-shape="id61" draw:end-glue-point="2" svg:d="m9950 18400v-200l500-100v-200">
          <text:p/>
        </draw:connector>
        <draw:connector draw:style-name="gr1" draw:text-style-name="P14" draw:layer="layout" draw:type="lines" draw:line-skew="0.301cm -0.301cm" svg:x1="0.35cm" svg:y1="17.5cm" svg:x2="5.45cm" svg:y2="16.8cm" draw:start-shape="id64" draw:start-glue-point="0" draw:end-shape="id65" draw:end-glue-point="2" svg:d="m350 17500v-200l5100-300v-200">
          <text:p/>
        </draw:connector>
        <draw:connector draw:style-name="gr1" draw:text-style-name="P14" draw:layer="layout" draw:type="lines" draw:line-skew="-0.301cm 0.301cm" svg:x1="5.45cm" svg:y1="16.8cm" svg:x2="11.75cm" svg:y2="17.5cm" draw:start-shape="id65" draw:start-glue-point="2" draw:end-shape="id66" draw:end-glue-point="0" svg:d="m5450 16800v200l6300 300v200">
          <text:p/>
        </draw:connector>
        <draw:connector draw:style-name="gr1" draw:text-style-name="P14" draw:layer="layout" draw:type="lines" draw:line-skew="-0.301cm 0.301cm" svg:x1="5.45cm" svg:y1="16.8cm" svg:x2="10.45cm" svg:y2="17.5cm" draw:start-shape="id65" draw:start-glue-point="2" draw:end-shape="id61" draw:end-glue-point="0" svg:d="m5450 16800v200l5000 300v200">
          <text:p/>
        </draw:connector>
        <draw:connector draw:style-name="gr1" draw:text-style-name="P14" draw:layer="layout" draw:type="lines" draw:line-skew="0.301cm -0.301cm" svg:x1="9.15cm" svg:y1="17.5cm" svg:x2="5.45cm" svg:y2="16.8cm" draw:start-shape="id67" draw:start-glue-point="0" draw:end-shape="id65" draw:end-glue-point="2" svg:d="m9150 17500v-200l-3700-300v-200">
          <text:p/>
        </draw:connector>
        <draw:connector draw:style-name="gr1" draw:text-style-name="P1" draw:layer="layout" draw:type="line" svg:x1="5.45cm" svg:y1="16.8cm" svg:x2="5.45cm" svg:y2="17.5cm" draw:start-shape="id65" draw:start-glue-point="2" draw:end-shape="id60" draw:end-glue-point="0" svg:d="m5450 16800v700">
          <text:p/>
        </draw:connector>
        <draw:frame draw:style-name="gr12" draw:text-style-name="P15" draw:layer="layout" svg:width="1.3cm" svg:height="0.661cm" svg:x="0.1cm" svg:y="0.5cm">
          <draw:text-box>
            <text:p><text:span text:style-name="T6">t</text:span><text:span text:style-name="T7">1</text:span><text:span text:style-name="T6">:</text:span></text:p>
          </draw:text-box>
        </draw:frame>
        <draw:frame draw:style-name="gr12" draw:text-style-name="P15" draw:layer="layout" svg:width="1.3cm" svg:height="0.661cm" svg:x="3.8cm" svg:y="0.5cm">
          <draw:text-box>
            <text:p><text:span text:style-name="T6">t</text:span><text:span text:style-name="T7">2</text:span><text:span text:style-name="T6">:</text:span></text:p>
          </draw:text-box>
        </draw:frame>
        <draw:frame draw:style-name="gr12" draw:text-style-name="P15" draw:layer="layout" svg:width="1.3cm" svg:height="0.661cm" svg:x="7.1cm" svg:y="0.501cm">
          <draw:text-box>
            <text:p><text:span text:style-name="T6">l(t</text:span><text:span text:style-name="T7">1</text:span><text:span text:style-name="T6">):</text:span></text:p>
          </draw:text-box>
        </draw:frame>
        <draw:frame draw:style-name="gr12" draw:text-style-name="P15" draw:layer="layout" svg:width="1.3cm" svg:height="0.661cm" svg:x="8.3cm" svg:y="0.502cm">
          <draw:text-box>
            <text:p><text:span text:style-name="T6">l(t</text:span><text:span text:style-name="T7">2</text:span><text:span text:style-name="T6">):</text:span></text:p>
          </draw:text-box>
        </draw:frame>
        <draw:custom-shape draw:style-name="gr7" draw:text-style-name="P6" draw:layer="layout" svg:width="0.5cm" svg:height="0.4cm" svg:x="0.1cm" svg:y="2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3.2cm" svg:height="0.4cm" svg:x="0.6cm" svg:y="21cm">
          <text:p text:style-name="P12"><text:span text:style-name="T3">= Instance of Event Task “a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1.3cm" svg:height="0.4cm" svg:x="0.1cm" svg:y="21.5cm">
          <text:p text:style-name="P5"><text:span text:style-name="T3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.9cm" svg:height="0.4cm" svg:x="1.4cm" svg:y="21.5cm">
          <text:p text:style-name="P12"><text:span text:style-name="T3">= Instance of “Iteration 1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0.5cm" svg:height="0.4cm" svg:x="5cm" svg:y="21cm">
          <text:p text:style-name="P5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2cm" svg:height="0.4cm" svg:x="5.5cm" svg:y="21cm">
          <text:p text:style-name="P12"><text:span text:style-name="T3">= Event Task “a“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3cm" svg:height="0.4cm" svg:x="5cm" svg:y="21.5cm">
          <text:p text:style-name="P5"><text:span text:style-name="T3">Iter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6cm" svg:height="0.4cm" svg:x="6.3cm" svg:y="21.5cm">
          <text:p text:style-name="P12"><text:span text:style-name="T3">= “Iteration 1“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c0c0c0" draw:distance="0.1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</meta:initial-creator>
    <meta:creation-date>2012-01-22T19:33:09</meta:creation-date>
    <dc:date>2014-08-18T15:58:01.97</dc:date>
    <meta:editing-duration>P21DT1H39M41S</meta:editing-duration>
    <meta:editing-cycles>44</meta:editing-cycles>
    <meta:generator>LibreOffice/3.5$Windows_x86 LibreOffice_project/e0fbe70-5879838-a0745b0-0cd1158-638b327</meta:generator>
    <meta:document-statistic meta:object-count="206"/>
  </office:meta>
</office:document-meta>
</file>